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9">
      <style:paragraph-properties fo:margin-top="0in" fo:margin-bottom="0in" style:contextual-spacing="false"/>
      <style:text-properties style:font-name="Brix Slab Regular"/>
    </style:style>
    <style:style style:name="P28" style:family="paragraph" style:parent-style-name="Text_20_body" style:list-style-name="L9">
      <style:text-properties style:font-name="Brix Slab Regular"/>
    </style:style>
    <style:style style:name="P29" style:family="paragraph" style:parent-style-name="Text_20_body" style:list-style-name="L10">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er </text:span><text:span text:style-name="Strong_20_Emphasis"><text:span text:style-name="T1">senseBox Umweltsensor BME680</text:span></text:span><text:span text:style-name="T1"> ist ein Multifunktionssensor, der verschiedene Umweltdaten misst. Er kombiniert mehrere Sensortechnologien in einem einzigen Modul und kann Temperatur, Luftfeuchtigkeit, Luftdruck und Luftqualität (VOC - Volatile Organic Compounds) erfassen. Dieser Sensor ist besonders nützlich für Anwendungen, die eine umfassende Überwachung der Umgebungsbedingungen erfordern, wie z.B. in der Umweltüberwachung, in Smart Home Anwendungen oder in Forschungseinrichtungen.</text:span></text:p>
      <text:h text:style-name="P2" text:outline-level="3">Ausführliches Datenblatt für den senseBox Umweltsensor BME680</text:h>
      <text:h text:style-name="P3" text:outline-level="4">Allgemeine Informationen</text:h>
      <text:list xml:id="list507758322" text:style-name="L1">
        <text:list-item>
          <text:p text:style-name="P7"><text:span text:style-name="Strong_20_Emphasis"><text:span text:style-name="T1">Produktname:</text:span></text:span><text:span text:style-name="T1"> senseBox Umweltsensor BME680</text:span></text:p>
        </text:list-item>
        <text:list-item>
          <text:p text:style-name="P7"><text:span text:style-name="Strong_20_Emphasis"><text:span text:style-name="T1">Hersteller:</text:span></text:span><text:span text:style-name="T1"> senseBox</text:span></text:p>
        </text:list-item>
        <text:list-item>
          <text:p text:style-name="P7"><text:span text:style-name="Strong_20_Emphasis"><text:span text:style-name="T1">Sensormodul:</text:span></text:span><text:span text:style-name="T1"> BME680 (von Bosch Sensortec)</text:span></text:p>
        </text:list-item>
        <text:list-item>
          <text:p text:style-name="P6"><text:span text:style-name="Strong_20_Emphasis"><text:span text:style-name="T1">Anwendungsbereiche:</text:span></text:span><text:span text:style-name="T1"> Umweltüberwachung, Luftqualitätsmessung, Smart Home, Forschung, Citizen Science</text:span></text:p>
        </text:list-item>
      </text:list>
      <text:h text:style-name="P3" text:outline-level="4">Technische Spezifikationen</text:h>
      <text:h text:style-name="P4" text:outline-level="5">Messbare Parameter</text:h>
      <text:list xml:id="list2100151040" text:style-name="L2">
        <text:list-item>
          <text:p text:style-name="P8"><text:span text:style-name="Strong_20_Emphasis"><text:span text:style-name="T1">Temperatur</text:span></text:span></text:p>
          <text:list>
            <text:list-item>
              <text:p text:style-name="P9"><text:span text:style-name="Strong_20_Emphasis"><text:span text:style-name="T1">Messbereich:</text:span></text:span><text:span text:style-name="T1"> -40°C bis +85°C</text:span></text:p>
            </text:list-item>
            <text:list-item>
              <text:p text:style-name="P9"><text:span text:style-name="Strong_20_Emphasis"><text:span text:style-name="T1">Genauigkeit:</text:span></text:span><text:span text:style-name="T1"> ±1.0°C</text:span></text:p>
            </text:list-item>
            <text:list-item>
              <text:p text:style-name="P9"><text:span text:style-name="Strong_20_Emphasis"><text:span text:style-name="T1">Auflösung:</text:span></text:span><text:span text:style-name="T1"> 0.01°C</text:span></text:p>
            </text:list-item>
          </text:list>
        </text:list-item>
        <text:list-item>
          <text:p text:style-name="P8"><text:span text:style-name="Strong_20_Emphasis"><text:span text:style-name="T1">Luftfeuchtigkeit</text:span></text:span></text:p>
          <text:list>
            <text:list-item>
              <text:p text:style-name="P9"><text:span text:style-name="Strong_20_Emphasis"><text:span text:style-name="T1">Messbereich:</text:span></text:span><text:span text:style-name="T1"> 0% bis 100% relative Luftfeuchtigkeit</text:span></text:p>
            </text:list-item>
            <text:list-item>
              <text:p text:style-name="P9"><text:span text:style-name="Strong_20_Emphasis"><text:span text:style-name="T1">Genauigkeit:</text:span></text:span><text:span text:style-name="T1"> ±3% relative Luftfeuchtigkeit (20% - 80%)</text:span></text:p>
            </text:list-item>
            <text:list-item>
              <text:p text:style-name="P9"><text:span text:style-name="Strong_20_Emphasis"><text:span text:style-name="T1">Auflösung:</text:span></text:span><text:span text:style-name="T1"> 0.008% relative Luftfeuchtigkeit</text:span></text:p>
            </text:list-item>
          </text:list>
        </text:list-item>
        <text:list-item>
          <text:p text:style-name="P8"><text:span text:style-name="Strong_20_Emphasis"><text:span text:style-name="T1">Luftdruck</text:span></text:span></text:p>
          <text:list>
            <text:list-item>
              <text:p text:style-name="P9"><text:span text:style-name="Strong_20_Emphasis"><text:span text:style-name="T1">Messbereich:</text:span></text:span><text:span text:style-name="T1"> 300 hPa bis 1100 hPa</text:span></text:p>
            </text:list-item>
            <text:list-item>
              <text:p text:style-name="P9"><text:span text:style-name="Strong_20_Emphasis"><text:span text:style-name="T1">Genauigkeit:</text:span></text:span><text:span text:style-name="T1"> ±1 hPa (typisch)</text:span></text:p>
            </text:list-item>
            <text:list-item>
              <text:p text:style-name="P9"><text:span text:style-name="Strong_20_Emphasis"><text:span text:style-name="T1">Auflösung:</text:span></text:span><text:span text:style-name="T1"> 0.18 Pa</text:span></text:p>
            </text:list-item>
          </text:list>
        </text:list-item>
        <text:list-item>
          <text:p text:style-name="P8"><text:span text:style-name="Strong_20_Emphasis"><text:span text:style-name="T1">Luftqualität (VOC)</text:span></text:span></text:p>
          <text:list>
            <text:list-item>
              <text:p text:style-name="P9"><text:span text:style-name="Strong_20_Emphasis"><text:span text:style-name="T1">Parameter:</text:span></text:span><text:span text:style-name="T1"> VOC-Index basierend auf der Detektion flüchtiger organischer Verbindungen</text:span></text:p>
            </text:list-item>
            <text:list-item>
              <text:p text:style-name="P9"><text:span text:style-name="Strong_20_Emphasis"><text:span text:style-name="T1">Messbereich:</text:span></text:span><text:span text:style-name="T1"> 0 bis 500 (VOC-Index)</text:span></text:p>
            </text:list-item>
            <text:list-item>
              <text:p text:style-name="P8"><text:span text:style-name="Strong_20_Emphasis"><text:span text:style-name="T1">Auflösung:</text:span></text:span><text:span text:style-name="T1"> 1 VOC-Index Einheit</text:span></text:p>
            </text:list-item>
          </text:list>
        </text:list-item>
      </text:list>
      <text:h text:style-name="P4" text:outline-level="5">Elektrische Eigenschaften</text:h>
      <text:list xml:id="list1066124280" text:style-name="L3">
        <text:list-item>
          <text:p text:style-name="P11"><text:span text:style-name="Strong_20_Emphasis"><text:span text:style-name="T1">Betriebsspannung:</text:span></text:span><text:span text:style-name="T1"> 1.7V bis 3.6V (typischerweise 3.3V über die senseBox MCU)</text:span></text:p>
        </text:list-item>
        <text:list-item>
          <text:p text:style-name="P11"><text:span text:style-name="Strong_20_Emphasis"><text:span text:style-name="T1">Stromverbrauch:</text:span></text:span></text:p>
          <text:list>
            <text:list-item>
              <text:p text:style-name="P11"><text:span text:style-name="Strong_20_Emphasis"><text:span text:style-name="T1">Low Power Mode:</text:span></text:span><text:span text:style-name="T1"> &lt; 1 µA</text:span></text:p>
            </text:list-item>
            <text:list-item>
              <text:p text:style-name="P11"><text:span text:style-name="Strong_20_Emphasis"><text:span text:style-name="T1">Normalbetrieb:</text:span></text:span><text:span text:style-name="T1"> 2.1 mA (bei 1 Hz, Messungen)</text:span></text:p>
            </text:list-item>
            <text:list-item>
              <text:p text:style-name="P10"><text:span text:style-name="Strong_20_Emphasis"><text:span text:style-name="T1">Heizungspulse:</text:span></text:span><text:span text:style-name="T1"> bis zu 12 mA (abhängig von den Einstellungen)</text:span></text:p>
            </text:list-item>
          </text:list>
        </text:list-item>
      </text:list>
      <text:h text:style-name="P4" text:outline-level="5"><text:soft-page-break/>Schnittstellen und Kommunikation</text:h>
      <text:list xml:id="list1795725286" text:style-name="L4">
        <text:list-item>
          <text:p text:style-name="P13"><text:span text:style-name="Strong_20_Emphasis"><text:span text:style-name="T1">Kommunikationsschnittstellen:</text:span></text:span><text:span text:style-name="T1"> I2C, SPI</text:span></text:p>
        </text:list-item>
        <text:list-item>
          <text:p text:style-name="P13"><text:span text:style-name="Strong_20_Emphasis"><text:span text:style-name="T1">I2C-Adresse:</text:span></text:span><text:span text:style-name="T1"> 0x76 oder 0x77 (wählbar)</text:span></text:p>
        </text:list-item>
        <text:list-item>
          <text:p text:style-name="P12"><text:span text:style-name="Strong_20_Emphasis"><text:span text:style-name="T1">SPI-Modus:</text:span></text:span><text:span text:style-name="T1"> Standard-SPI-Modus</text:span></text:p>
        </text:list-item>
      </text:list>
      <text:h text:style-name="P4" text:outline-level="5">Physische Eigenschaften</text:h>
      <text:list xml:id="list3990668950" text:style-name="L5">
        <text:list-item>
          <text:p text:style-name="P15"><text:span text:style-name="Strong_20_Emphasis"><text:span text:style-name="T1">Abmessungen:</text:span></text:span></text:p>
          <text:list>
            <text:list-item>
              <text:p text:style-name="P15"><text:span text:style-name="Strong_20_Emphasis"><text:span text:style-name="T1">Länge:</text:span></text:span><text:span text:style-name="T1"> Ca. 3.0 mm</text:span></text:p>
            </text:list-item>
            <text:list-item>
              <text:p text:style-name="P15"><text:span text:style-name="Strong_20_Emphasis"><text:span text:style-name="T1">Breite:</text:span></text:span><text:span text:style-name="T1"> Ca. 3.0 mm</text:span></text:p>
            </text:list-item>
            <text:list-item>
              <text:p text:style-name="P15"><text:span text:style-name="Strong_20_Emphasis"><text:span text:style-name="T1">Höhe:</text:span></text:span><text:span text:style-name="T1"> Ca. 0.93 mm</text:span></text:p>
            </text:list-item>
          </text:list>
        </text:list-item>
        <text:list-item>
          <text:p text:style-name="P14"><text:span text:style-name="Strong_20_Emphasis"><text:span text:style-name="T1">Gehäuse:</text:span></text:span><text:span text:style-name="T1"> LGA (Leadless Grid Array) mit 8 Pins</text:span></text:p>
        </text:list-item>
      </text:list>
      <text:h text:style-name="P4" text:outline-level="5">Betriebsbedingungen</text:h>
      <text:list xml:id="list2723557924" text:style-name="L6">
        <text:list-item>
          <text:p text:style-name="P17"><text:span text:style-name="Strong_20_Emphasis"><text:span text:style-name="T1">Betriebstemperatur:</text:span></text:span><text:span text:style-name="T1"> -40°C bis +85°C</text:span></text:p>
        </text:list-item>
        <text:list-item>
          <text:p text:style-name="P16"><text:span text:style-name="Strong_20_Emphasis"><text:span text:style-name="T1">Lagerungstemperatur:</text:span></text:span><text:span text:style-name="T1"> -40°C bis +85°C</text:span></text:p>
        </text:list-item>
      </text:list>
      <text:h text:style-name="P3" text:outline-level="4">Funktionen und Merkmale</text:h>
      <text:list xml:id="list3122469804" text:style-name="L7">
        <text:list-item>
          <text:p text:style-name="P19"><text:span text:style-name="Strong_20_Emphasis"><text:span text:style-name="T1">Multifunktionalität:</text:span></text:span><text:span text:style-name="T1"> Misst gleichzeitig Temperatur, relative Luftfeuchtigkeit, Luftdruck und Luftqualität.</text:span></text:p>
        </text:list-item>
        <text:list-item>
          <text:p text:style-name="P19"><text:span text:style-name="Strong_20_Emphasis"><text:span text:style-name="T1">Energieeffizienz:</text:span></text:span><text:span text:style-name="T1"> Geringer Stromverbrauch, geeignet für batteriebetriebene Anwendungen.</text:span></text:p>
        </text:list-item>
        <text:list-item>
          <text:p text:style-name="P19"><text:span text:style-name="Strong_20_Emphasis"><text:span text:style-name="T1">Kompakte Größe:</text:span></text:span><text:span text:style-name="T1"> Ermöglicht Integration in kompakte Geräte und Systeme.</text:span></text:p>
        </text:list-item>
        <text:list-item>
          <text:p text:style-name="P19"><text:span text:style-name="Strong_20_Emphasis"><text:span text:style-name="T1">Echtzeitdaten:</text:span></text:span><text:span text:style-name="T1"> Liefert kontinuierlich aktualisierte Umweltdaten für Echtzeitanwendungen.</text:span></text:p>
        </text:list-item>
        <text:list-item>
          <text:p text:style-name="P18"><text:span text:style-name="Strong_20_Emphasis"><text:span text:style-name="T1">Hohe Präzision:</text:span></text:span><text:span text:style-name="T1"> Präzise Messungen durch fortschrittliche Sensortechnologien.</text:span></text:p>
        </text:list-item>
      </text:list>
      <text:h text:style-name="P3" text:outline-level="4">Anwendungsbereiche</text:h>
      <text:list xml:id="list2068903009" text:style-name="L8">
        <text:list-item>
          <text:p text:style-name="P21"><text:span text:style-name="Strong_20_Emphasis"><text:span text:style-name="T1">Umweltüberwachung:</text:span></text:span><text:span text:style-name="T1"> Überwachung von Umgebungsbedingungen in Innen- und Außenbereichen.</text:span></text:p>
        </text:list-item>
        <text:list-item>
          <text:p text:style-name="P21"><text:span text:style-name="Strong_20_Emphasis"><text:span text:style-name="T1">Smart Home:</text:span></text:span><text:span text:style-name="T1"> Optimierung der Innenraumluftqualität und Klimatisierung basierend auf Echtzeitdaten.</text:span></text:p>
        </text:list-item>
        <text:list-item>
          <text:p text:style-name="P21"><text:span text:style-name="Strong_20_Emphasis"><text:span text:style-name="T1">Forschung:</text:span></text:span><text:span text:style-name="T1"> Verwendung in wissenschaftlichen Projekten zur Analyse von Umweltbedingungen und Luftqualität.</text:span></text:p>
        </text:list-item>
        <text:list-item>
          <text:p text:style-name="P20"><text:span text:style-name="Strong_20_Emphasis"><text:span text:style-name="T1">Citizen Science:</text:span></text:span><text:span text:style-name="T1"> Einbindung der Öffentlichkeit in die Erfassung und Analyse von Umwelt- und Klimadaten.</text:span></text:p>
        </text:list-item>
      </text:list>
      <text:h text:style-name="P3" text:outline-level="4">Sicherheits- und Nutzungsrichtlinien</text:h>
      <text:list xml:id="list2054976727" text:style-name="L9">
        <text:list-item>
          <text:p text:style-name="P22"><text:span text:style-name="Strong_20_Emphasis"><text:span text:style-name="T1">Betriebssicherheit:</text:span></text:span></text:p>
          <text:list>
            <text:list-item>
              <text:p text:style-name="P27">Vermeiden Sie den Einsatz in Umgebungen mit extrem hoher Feuchtigkeit oder chemischen Dämpfen, die den Sensor beschädigen könnten.</text:p>
            </text:list-item>
            <text:list-item>
              <text:p text:style-name="P27">Sicherstellen, dass der Sensor ordnungsgemäß installiert und vor mechanischen Beschädigungen geschützt ist.</text:p>
            </text:list-item>
          </text:list>
        </text:list-item>
        <text:list-item>
          <text:p text:style-name="P22"><text:span text:style-name="Strong_20_Emphasis"><text:span text:style-name="T1">Installation:</text:span></text:span></text:p>
          <text:list>
            <text:list-item>
              <text:p text:style-name="P27"><text:soft-page-break/>Der Sensor sollte an einem gut belüfteten Ort installiert werden, um genaue Messungen zu gewährleisten.</text:p>
            </text:list-item>
            <text:list-item>
              <text:p text:style-name="P28">Schutz vor direkter Exposition gegenüber Wasser und Staubpartikeln.</text:p>
            </text:list-item>
          </text:list>
        </text:list-item>
      </text:list>
      <text:h text:style-name="P3" text:outline-level="4">Verpackung und Lieferung</text:h>
      <text:list xml:id="list1477750049" text:style-name="L10">
        <text:list-item>
          <text:p text:style-name="P24"><text:span text:style-name="Strong_20_Emphasis"><text:span text:style-name="T1">Lieferumfang:</text:span></text:span></text:p>
          <text:list>
            <text:list-item>
              <text:p text:style-name="P29">BME680 Umweltsensor</text:p>
            </text:list-item>
            <text:list-item>
              <text:p text:style-name="P29">Verbindungskabel für den Anschluss an die senseBox MCU</text:p>
            </text:list-item>
            <text:list-item>
              <text:p text:style-name="P29">Schnellstartanleitung</text:p>
            </text:list-item>
          </text:list>
        </text:list-item>
        <text:list-item>
          <text:p text:style-name="P23"><text:span text:style-name="Strong_20_Emphasis"><text:span text:style-name="T1">Verpackung:</text:span></text:span><text:span text:style-name="T1"> Antistatische Verpackung zum Schutz vor elektrostatischen Entladungen</text:span></text:p>
        </text:list-item>
      </text:list>
      <text:h text:style-name="P3" text:outline-level="4">Hinweise und Empfehlungen</text:h>
      <text:list xml:id="list2268168072" text:style-name="L11">
        <text:list-item>
          <text:p text:style-name="P26"><text:span text:style-name="Strong_20_Emphasis"><text:span text:style-name="T1">Kalibrierung:</text:span></text:span><text:span text:style-name="T1"> Regelmäßige Überprüfung und ggf. Kalibrierung des Sensors empfohlen, um die Messgenauigkeit zu gewährleisten.</text:span></text:p>
        </text:list-item>
        <text:list-item>
          <text:p text:style-name="P26"><text:span text:style-name="Strong_20_Emphasis"><text:span text:style-name="T1">Datenanalyse:</text:span></text:span><text:span text:style-name="T1"> Verwenden Sie unterstützende Software zur Analyse und Visualisierung der gesammelten Daten.</text:span></text:p>
        </text:list-item>
        <text:list-item>
          <text:p text:style-name="P25"><text:span text:style-name="Strong_20_Emphasis"><text:span text:style-name="T1">Einsatzbedingungen:</text:span></text:span><text:span text:style-name="T1"> Der Sensor sollte vor extremen Bedingungen geschützt werden, die außerhalb der spezifizierten Betriebsbedingungen liegen, um die Lebensdauer zu maximieren.</text:span></text:p>
        </text:list-item>
      </text:list>
      <text:p text:style-name="P1"/>
      <text:p text:style-name="Text_20_body"><text:span text:style-name="Strong_20_Emphasis"><text:span text:style-name="T1">Hinweis:</text:span></text:span><text:span text:style-name="T1"> Dieses ausführliche Datenblatt bietet eine umfassende Übersicht über die technischen Spezifikationen, Funktionen und Anwendungsmöglichkeiten des senseBox Umweltsensors BME680.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13:54.892283811</meta:creation-date>
    <dc:date>2024-07-30T12:14:15.759092683</dc:date>
    <meta:editing-duration>PT22S</meta:editing-duration>
    <meta:editing-cycles>1</meta:editing-cycles>
    <meta:document-statistic meta:table-count="0" meta:image-count="0" meta:object-count="0" meta:page-count="3" meta:paragraph-count="73" meta:word-count="541" meta:character-count="4297" meta:non-whitespace-character-count="3887"/>
    <meta:generator>LibreOffice/7.3.7.2$Linux_X86_64 LibreOffice_project/30$Build-2</meta:generator>
  </office:meta>
</office:document-meta>
</file>